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Pictures/10000000000004F90000032243912328F0D364EC.png" manifest:media-type="image/png"/>
  <manifest:file-entry manifest:full-path="Pictures/10000000000005550000035C4EE1F4127624DDA3.png" manifest:media-type="image/png"/>
  <manifest:file-entry manifest:full-path="Pictures/10000000000004F900000322D59A91F8054634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draw:auto-grow-height="true" fo:min-height="4.306cm"/>
    </style:style>
    <style:style style:name="pr2" style:family="presentation" style:parent-style-name="Vivid-notes">
      <style:graphic-properties draw:fill-color="#ffffff" draw:auto-grow-height="true" fo:min-height="12.464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size="36pt" fo:hyphenate="false"/>
    </style:style>
    <style:style style:name="P2" style:family="paragraph">
      <style:text-properties fo:font-size="36pt"/>
    </style:style>
    <style:style style:name="P3" style:family="paragraph">
      <loext:graphic-properties draw:fill-color="#ffffff"/>
      <style:text-properties fo:font-size="18pt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style:text-properties style:use-window-font-color="true"/>
    </style:style>
    <style:style style:name="P6" style:family="paragraph">
      <loext:graphic-properties draw:fill-color="#ffffff"/>
    </style:style>
    <style:style style:name="T1" style:family="text">
      <style:text-properties fo:font-size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fo:font-weight="bold" style:font-weight-asian="bold" style:font-weight-complex="bold"/>
    </style:style>
    <style:style style:name="T4" style:family="text">
      <style:text-properties style:use-window-font-color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5.199cm" svg:height="12.371cm" svg:x="1.28cm" svg:y="0.837cm" presentation:class="title">
          <draw:text-box>
            <text:p>Overview</text:p>
          </draw:text-box>
        </draw:frame>
        <draw:frame presentation:style-name="pr1" draw:text-style-name="P2" draw:layer="layout" svg:width="25.179cm" svg:height="6.385cm" svg:x="1.29cm" svg:y="14.49cm" presentation:class="subtitle" presentation:user-transformed="true">
          <draw:text-box>
            <text:p text:style-name="P1"><text:span text:style-name="T1">C++ Programming Practice</text:span></text:p>
            <text:p text:style-name="P2"><text:span text:style-name="T1">Victor Yacovlev (Viktor Iakovlev)</text:span><text:span text:style-name="T1"><text:line-break/></text:span><text:span text:style-name="T1">and Julia Ivanova</text:span><text:span text:style-name="T1"><text:line-break/></text:span><text:span text:style-name="T1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 presentation:user-transformed="true">
          <draw:text-box>
            <text:p>About The Practice</text:p>
          </draw:text-box>
        </draw:frame>
        <draw:frame presentation:style-name="pr4" draw:layer="layout" svg:width="25.061cm" svg:height="12.954cm" svg:x="1.397cm" svg:y="5.334cm" presentation:class="outline" presentation:user-transformed="true">
          <draw:text-box>
            <text:list text:style-name="L2">
              <text:list-item>
                <text:p><text:span text:style-name="T2">Ours goal:</text:span><text:line-break/>Teach you to make software project</text:p>
              </text:list-item>
              <text:list-item>
                <text:p><text:span text:style-name="T2">Yours goal:</text:span><text:line-break/>Make a project</text:p>
              </text:list-item>
              <text:list-item>
                <text:p>The “Practice” means mostly <text:span text:style-name="T2">self work</text:span> but not learning new things</text:p>
              </text:list-item>
              <text:list-item>
                <text:p>There is some prerequirements to be studied on first lesson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Teachers</text:p>
          </draw:text-box>
        </draw:frame>
        <draw:frame presentation:style-name="pr6" draw:text-style-name="P5" draw:layer="layout" svg:width="25.061cm" svg:height="12.954cm" svg:x="1.397cm" svg:y="5.334cm" presentation:class="outline" presentation:user-transformed="true">
          <draw:text-box>
            <text:list text:style-name="L2">
              <text:list-item>
                <text:p text:style-name="P5"><text:span text:style-name="T3">Victor Yacovlev</text:span><text:span text:style-name="T4"> – will teach you basic technologies to project development</text:span></text:p>
              </text:list-item>
              <text:list-item>
                <text:p text:style-name="P5"><text:span text:style-name="T3">Julia Ivanova</text:span><text:span text:style-name="T4"> [starting from Oct, 4] – will mentor you while implementing your project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Project Tasks</text:p>
          </draw:text-box>
        </draw:frame>
        <draw:frame presentation:style-name="pr6" draw:layer="layout" svg:width="25.061cm" svg:height="12.954cm" svg:x="1.397cm" svg:y="5.334cm" presentation:class="outline">
          <draw:text-box>
            <text:list text:style-name="L2">
              <text:list-item>
                <text:p>Implement a complex program</text:p>
              </text:list-item>
              <text:list-item>
                <text:p>Make tests coverage</text:p>
              </text:list-item>
              <text:list-item>
                <text:p>Write documentation</text:p>
              </text:list-item>
              <text:list-item>
                <text:p>Publish your project on GitHub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Topics to be Studied</text:p>
          </draw:text-box>
        </draw:frame>
        <draw:frame presentation:style-name="pr6" draw:layer="layout" svg:width="25.061cm" svg:height="12.954cm" svg:x="1.397cm" svg:y="5.334cm" presentation:class="outline">
          <draw:text-box>
            <text:list text:style-name="L2">
              <text:list-item>
                <text:p>Lesson 01 (today) – Version Control System</text:p>
              </text:list-item>
              <text:list-item>
                <text:p>Lesson 02 (Sep, 27) – Introduction to Qt</text:p>
              </text:list-item>
              <text:list-item>
                <text:p>The rest is project implementation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24pt" style:font-size-complex="24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099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099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6.523cm" svg:height="1.449cm" svg:x="1.314cm" svg:y="19.131cm" presentation:class="date-time">
        <draw:text-box>
          <text:p><presentation:date-time/></text:p>
        </draw:text-box>
      </draw:frame>
      <draw:frame presentation:style-name="Mpr1" draw:layer="backgroundobjects" svg:width="8.874cm" svg:height="1.449cm" svg:x="9.489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6.523cm" svg:height="1.449cm" svg:x="19.989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5.199cm" svg:height="12.371cm" svg:x="1.28cm" svg:y="0.837cm" presentation:class="title" presentation:placeholder="true">
        <draw:text-box/>
      </draw:frame>
      <draw:frame presentation:style-name="Vivid-outline1" draw:layer="backgroundobjects" svg:width="25.179cm" svg:height="4.306cm" svg:x="1.29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5.199cm" svg:height="3.506cm" svg:x="1.397cm" svg:y="0.337cm" presentation:class="title" presentation:placeholder="true">
        <draw:text-box/>
      </draw:frame>
      <draw:frame presentation:style-name="Vivid1-outline1" draw:layer="backgroundobjects" svg:width="25.061cm" svg:height="12.954cm" svg:x="1.397cm" svg:y="5.334cm" presentation:class="outline" presentation:placeholder="true">
        <draw:text-box/>
      </draw:frame>
      <draw:frame presentation:style-name="Mpr4" draw:layer="backgroundobjects" svg:width="6.523cm" svg:height="1.449cm" svg:x="1.397cm" svg:y="19.131cm" presentation:class="date-time">
        <draw:text-box>
          <text:p><presentation:date-time/></text:p>
        </draw:text-box>
      </draw:frame>
      <draw:frame presentation:style-name="Mpr4" draw:layer="backgroundobjects" svg:width="8.875cm" svg:height="1.449cm" svg:x="9.573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6.523cm" svg:height="1.449cm" svg:x="20.073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5.199cm" svg:height="3.506cm" svg:x="1.397cm" svg:y="0.837cm" presentation:class="title" presentation:placeholder="true">
        <draw:text-box/>
      </draw:frame>
      <draw:frame presentation:style-name="Vivid2-outline1" draw:layer="backgroundobjects" svg:width="25.275cm" svg:height="14.986cm" svg:x="1.397cm" svg:y="5.08cm" presentation:class="outline" presentation:placeholder="true">
        <draw:text-box/>
      </draw:frame>
      <draw:frame presentation:style-name="Mpr7" draw:layer="backgroundobjects" svg:width="6.523cm" svg:height="1.449cm" svg:x="1.397cm" svg:y="18.966cm" presentation:class="date-time">
        <draw:text-box>
          <text:p><presentation:date-time/></text:p>
        </draw:text-box>
      </draw:frame>
      <draw:frame presentation:style-name="Mpr7" draw:layer="backgroundobjects" svg:width="8.875cm" svg:height="1.449cm" svg:x="9.573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5.259cm" svg:height="1.449cm" svg:x="21.442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0T08:29:53.217535287</meta:creation-date>
    <meta:editing-duration>PT13M10S</meta:editing-duration>
    <meta:editing-cycles>4</meta:editing-cycles>
    <meta:generator>LibreOffice/6.1.3.2$Linux_X86_64 LibreOffice_project/10$Build-2</meta:generator>
    <dc:title>Vivid</dc:title>
    <dc:date>2019-09-20T08:43:03.994592644</dc:date>
    <meta:document-statistic meta:object-count="60"/>
    <meta:template xlink:type="simple" xlink:actuate="onRequest" xlink:title="Vivid" xlink:href="../../../../../../../usr/lib64/libreoffice/share/template/common/presnt/Vivid.otp" meta:date="2019-09-20T08:29:52.712411169"/>
  </office:meta>
</office:document-meta>
</file>